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61cm" fo:margin-left="-0.746cm" table:align="left"/>
    </style:style>
    <style:style style:name="Table1.A" style:family="table-column">
      <style:table-column-properties style:column-width="2.90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4.852cm"/>
    </style:style>
    <style:style style:name="Table1.D" style:family="table-column">
      <style:table-column-properties style:column-width="4.96cm"/>
    </style:style>
    <style:style style:name="Table1.E" style:family="table-column">
      <style:table-column-properties style:column-width="2.854cm"/>
    </style:style>
    <style:style style:name="Table1.A1" style:family="table-cell">
      <style:table-cell-properties style:vertical-align="middle" fo:padding="0.097cm" fo:border-left="0.75pt solid #000000" fo:border-right="none" fo:border-top="0.75pt solid #000000" fo:border-bottom="0.75pt solid #000000" style:writing-mode="page"/>
    </style:style>
    <style:style style:name="Table1.E1" style:family="table-cell">
      <style:table-cell-properties style:vertical-align="middle" fo:padding="0.097cm" fo:border="0.75pt solid #000000" style:writing-mode="page"/>
    </style:style>
    <style:style style:name="Table1.2" style:family="table-row">
      <style:table-row-properties style:min-row-height="2.725cm"/>
    </style:style>
    <style:style style:name="Table1.A2" style:family="table-cell">
      <style:table-cell-properties style:vertical-align="middle" fo:padding="0.097cm" fo:border-left="0.75pt solid #000000" fo:border-right="none" fo:border-top="none" fo:border-bottom="0.75pt solid #000000" style:writing-mode="page"/>
    </style:style>
    <style:style style:name="Table1.E2" style:family="table-cell">
      <style:table-cell-properties style:vertical-align="middle" fo:padding="0.097cm" fo:border-left="0.75pt solid #000000" fo:border-right="0.75pt solid #000000" fo:border-top="none" fo:border-bottom="0.75pt solid #000000" style:writing-mode="page"/>
    </style:style>
    <style:style style:name="Table1.3" style:family="table-row">
      <style:table-row-properties style:min-row-height="3.6cm"/>
    </style:style>
    <style:style style:name="Table1.4" style:family="table-row">
      <style:table-row-properties style:min-row-height="3.15cm"/>
    </style:style>
    <style:style style:name="Table1.6" style:family="table-row">
      <style:table-row-properties style:min-row-height="3.207cm"/>
    </style:style>
    <style:style style:name="Table1.7" style:family="table-row">
      <style:table-row-properties style:min-row-height="3.976cm"/>
    </style:style>
    <style:style style:name="Table1.14" style:family="table-row">
      <style:table-row-properties style:min-row-height="2.35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 Narrow" fo:font-size="16pt" fo:font-weight="bold" officeooo:rsid="00113f0c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13f0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size-complex="14pt"/>
    </style:style>
    <style:style style:name="P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2pt" fo:font-weight="normal" officeooo:rsid="0011ee97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rsid="0011ee97" style:font-size-asian="12pt"/>
    </style:style>
    <style:style style:name="P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weight="bold" officeooo:rsid="0011ee97" style:font-size-asian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011ee9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 Narrow" fo:font-weight="bold" officeooo:rsid="0011ee97" officeooo:paragraph-rsid="00113f0c"/>
    </style:style>
    <style:style style:name="P9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11ee97" style:font-size-asian="12pt"/>
    </style:style>
    <style:style style:name="P10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708888" style:font-size-asian="12pt"/>
    </style:style>
    <style:style style:name="P11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a193bc" officeooo:paragraph-rsid="00a193bc" style:font-size-asian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1ee97" officeooo:paragraph-rsid="00113f0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19a428" officeooo:paragraph-rsid="0019a42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019a428" officeooo:paragraph-rsid="0019a428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officeooo:rsid="0019a42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weight="bold" officeooo:rsid="001e99bb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paragraph-rsid="0019a428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1e99bb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b12c3"/>
    </style:style>
    <style:style style:name="P22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b12c3"/>
    </style:style>
    <style:style style:name="P23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c22cb"/>
    </style:style>
    <style:style style:name="P24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c22cb"/>
    </style:style>
    <style:style style:name="P25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d92c9"/>
    </style:style>
    <style:style style:name="P26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rsid="0029b268" officeooo:paragraph-rsid="001c22cb" style:font-weight-asian="bold" style:font-weight-complex="bold"/>
    </style:style>
    <style:style style:name="P27" style:family="paragraph" style:parent-style-name="Text_20_body">
      <style:paragraph-properties fo:text-align="center" style:justify-single-word="false" fo:orphans="0" fo:widows="0"/>
      <style:text-properties style:font-name="Times New Roman" officeooo:rsid="0029b268" officeooo:paragraph-rsid="001d92c9"/>
    </style:style>
    <style:style style:name="P28" style:family="paragraph" style:parent-style-name="Text_20_body">
      <style:paragraph-properties fo:text-align="center" style:justify-single-word="false" fo:orphans="0" fo:widows="0"/>
      <style:text-properties style:font-name="Times New Roman" fo:font-weight="normal" officeooo:rsid="001e99bb" officeooo:paragraph-rsid="0029f419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paragraph-rsid="001d92c9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weight="bold"/>
    </style:style>
    <style:style style:name="P31" style:family="paragraph" style:parent-style-name="Text_20_body">
      <style:paragraph-properties fo:text-align="center" style:justify-single-word="false" fo:orphans="0" fo:widows="0"/>
      <style:text-properties style:font-name="Times New Roman" officeooo:paragraph-rsid="001f0c64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1e99bb" officeooo:paragraph-rsid="001e99bb"/>
    </style:style>
    <style:style style:name="P33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paragraph-rsid="001f0c64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paragraph-rsid="001f0c64"/>
    </style:style>
    <style:style style:name="P35" style:family="paragraph" style:parent-style-name="Text_20_body">
      <style:paragraph-properties fo:text-align="center" style:justify-single-word="false" fo:orphans="0" fo:widows="0"/>
      <style:text-properties style:font-name="Times New Roman" fo:font-weight="bold" officeooo:rsid="00a1cb8a" officeooo:paragraph-rsid="00a1cb8a"/>
    </style:style>
    <style:style style:name="P36" style:family="paragraph" style:parent-style-name="Text_20_body">
      <style:paragraph-properties fo:text-align="center" style:justify-single-word="false" fo:orphans="0" fo:widows="0"/>
      <style:text-properties style:font-name="Times New Roman" officeooo:rsid="00a1cb8a" officeooo:paragraph-rsid="00a1cb8a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a21ca0" officeooo:paragraph-rsid="00a21ca0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 Narrow" fo:font-size="14pt" fo:font-weight="bold" officeooo:rsid="0020b1d2" officeooo:paragraph-rsid="0020b1d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 Narrow" officeooo:rsid="0020b1d2" officeooo:paragraph-rsid="0020b1d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officeooo:rsid="0020b1d2" officeooo:paragraph-rsid="0020b1d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 Narrow" fo:font-size="13pt" fo:font-weight="bold" officeooo:rsid="0020b1d2" officeooo:paragraph-rsid="0020b1d2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21c438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21c438" officeooo:paragraph-rsid="0021c438" style:font-size-asian="12pt" style:font-weight-asian="normal" style:font-size-complex="12pt" style:font-weight-complex="normal"/>
    </style:style>
    <style:style style:name="P44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size-complex="12pt"/>
    </style:style>
    <style:style style:name="P47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b5cd1" style:font-size-asian="12pt" style:font-size-complex="12pt"/>
    </style:style>
    <style:style style:name="P4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b5cd1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4e482" officeooo:paragraph-rsid="0024e482" style:font-size-asian="12pt" style:font-weight-asian="bold" style:font-size-complex="12pt" style:font-weight-complex="bold"/>
    </style:style>
    <style:style style:name="P51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3cac2c" style:font-size-asian="12pt" style:font-size-complex="12pt"/>
    </style:style>
    <style:style style:name="P52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3c2c17" style:font-size-asian="12pt" style:font-size-complex="12pt"/>
    </style:style>
    <style:style style:name="P5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officeooo:rsid="0021c438" officeooo:paragraph-rsid="008e8c28" style:font-size-asian="12pt" style:font-size-complex="12pt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officeooo:paragraph-rsid="003c2c17" style:font-size-asian="12pt" style:font-size-complex="12pt"/>
    </style:style>
    <style:style style:name="P56" style:family="paragraph" style:parent-style-name="Preformatted_20_Text">
      <style:paragraph-properties fo:text-align="justify" style:justify-single-word="false"/>
      <style:text-properties style:font-name="Arial Narrow" fo:font-size="12pt" fo:font-weight="bold" officeooo:rsid="006a76b6" officeooo:paragraph-rsid="006a76b6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1c438" officeooo:paragraph-rsid="0021c438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1c438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1c438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style="normal" fo:font-weight="bold" officeooo:rsid="00f6247c" officeooo:paragraph-rsid="00f6247c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f6247c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f6247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21c43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46f6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36c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1c438" officeooo:paragraph-rsid="004589c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9658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23bc08" style:font-size-asian="12pt" style:font-weight-asian="bold" style:font-size-complex="12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4f04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3bc08" officeooo:paragraph-rsid="004589dc" style:font-size-asian="12pt" style:font-weight-asian="bold" style:font-size-complex="12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56a8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6b803" officeooo:paragraph-rsid="0026b803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5603a7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5e898" officeooo:paragraph-rsid="0075e898" style:font-size-asian="12pt" style:font-weight-asian="bold" style:font-size-complex="12pt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75e898" officeooo:paragraph-rsid="0075e898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8297a3" style:font-size-asian="12pt" style:font-size-complex="12pt"/>
    </style:style>
    <style:style style:name="P78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5e898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style:font-size-asian="12pt" style:font-size-complex="12pt"/>
    </style:style>
    <style:style style:name="P8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7a2f79" officeooo:paragraph-rsid="007a2f79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weight-asian="normal" style:font-size-complex="12pt" style:font-weight-complex="normal"/>
    </style:style>
    <style:style style:name="P8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80d9d6" style:font-size-asian="12pt" style:font-size-complex="12pt"/>
    </style:style>
    <style:style style:name="P8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Times New Roman" fo:font-size="12pt" fo:letter-spacing="normal" officeooo:rsid="0075e898" officeooo:paragraph-rsid="0090d0f3" style:font-size-asian="12pt" style:font-size-complex="12pt"/>
    </style:style>
    <style:style style:name="P8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75e898" officeooo:paragraph-rsid="007f631a" style:font-size-asian="12pt" style:font-size-complex="12pt"/>
    </style:style>
    <style:style style:name="P8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style="normal" fo:font-weight="bold" officeooo:rsid="00a7064f" officeooo:paragraph-rsid="00a7064f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officeooo:paragraph-rsid="00a7064f" style:font-size-asian="12pt" style:font-weight-asian="bold" style:font-size-complex="12pt" style:font-weight-complex="bold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a7064f" officeooo:paragraph-rsid="00a7064f" style:font-size-asian="12pt" style:font-size-complex="12pt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3pt" fo:letter-spacing="normal" fo:font-style="normal" fo:font-weight="bold" officeooo:rsid="00a7064f" officeooo:paragraph-rsid="00a7064f" style:font-size-asian="13pt" style:font-weight-asian="bold" style:font-size-complex="13pt" style:font-weight-complex="bold"/>
    </style:style>
    <style:style style:name="P9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4936c" officeooo:paragraph-rsid="00b0005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283f10" style:font-size-asian="12pt" style:font-weight-asian="bold" style:font-size-complex="12pt" style:font-weight-complex="bold"/>
    </style:style>
    <style:style style:name="P95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style:font-size-asian="12pt" style:font-weight-asian="bold" style:font-size-complex="12pt" style:font-weight-complex="bold"/>
    </style:style>
    <style:style style:name="P96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officeooo:rsid="00283f10" officeooo:paragraph-rsid="009ad19f" style:font-size-asian="12pt" style:font-weight-asian="bold" style:font-size-complex="12pt" style:font-weight-complex="bold"/>
    </style:style>
    <style:style style:name="P9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style:font-size-asian="12pt" style:font-weight-asian="bold" style:font-size-complex="12pt" style:font-weight-complex="bold"/>
    </style:style>
    <style:style style:name="P98" style:family="paragraph" style:parent-style-name="Preformatted_20_Text">
      <style:paragraph-properties fo:line-height="150%" fo:text-align="justify" style:justify-single-word="false"/>
      <style:text-properties style:font-name="Arial Narrow" fo:font-size="12pt" fo:font-weight="bold" officeooo:rsid="00283f10" officeooo:paragraph-rsid="00283f10" style:font-size-asian="12pt" style:font-weight-asian="bold" style:font-size-complex="12pt" style:font-weight-complex="bold"/>
    </style:style>
    <style:style style:name="P99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style:font-size-asian="12pt" style:font-weight-asian="bold" style:font-size-complex="12pt" style:font-weight-complex="bold"/>
    </style:style>
    <style:style style:name="P100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9c5f04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10629bb" officeooo:paragraph-rsid="010629bb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83f10" officeooo:paragraph-rsid="005a6dac" style:font-size-asian="12pt" style:font-weight-asian="bold" style:font-size-complex="12pt" style:font-weight-complex="bold"/>
    </style:style>
    <style:style style:name="P104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83f10" officeooo:paragraph-rsid="005a6dac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2ef5d2" officeooo:paragraph-rsid="002ef5d2" style:font-size-asian="12pt" style:font-weight-asian="bold" style:font-size-complex="12pt" style:font-weight-complex="bold"/>
    </style:style>
    <style:style style:name="P10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2ef5d2" officeooo:paragraph-rsid="002ef5d2" style:font-size-asian="12pt" style:font-weight-asian="bold" style:font-size-complex="12pt" style:font-weight-complex="bold"/>
    </style:style>
    <style:style style:name="P10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bold" officeooo:rsid="002ef5d2" style:font-size-asian="12pt" style:font-weight-asian="bold" style:font-size-complex="12pt" style:font-weight-complex="bold"/>
    </style:style>
    <style:style style:name="P108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2ef5d2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302bf8" officeooo:paragraph-rsid="00302bf8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6347f9" officeooo:paragraph-rsid="006347f9" style:font-size-asian="12pt" style:font-weight-asian="normal" style:font-size-complex="12pt" style:font-weight-complex="normal"/>
    </style:style>
    <style:style style:name="P111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302bf8" officeooo:paragraph-rsid="00302bf8" style:font-size-asian="12pt" style:font-weight-asian="normal" style:font-size-complex="12pt" style:font-weight-complex="normal"/>
    </style:style>
    <style:style style:name="P112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Arial Narrow" fo:font-size="12pt" fo:letter-spacing="normal" fo:font-weight="normal" officeooo:rsid="00302bf8" style:font-size-asian="12pt" style:font-weight-asian="normal" style:font-size-complex="12pt" style:font-weight-complex="normal"/>
    </style:style>
    <style:style style:name="P113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302bf8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Arial Narrow" fo:font-size="12pt" fo:font-weight="bold" officeooo:rsid="00b1504a" officeooo:paragraph-rsid="00b1504a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line-height="150%" fo:text-align="justify" style:justify-single-word="false"/>
      <style:text-properties style:font-name="Arial Narrow" fo:font-size="12pt" fo:font-weight="normal" officeooo:rsid="00b1504a" officeooo:paragraph-rsid="00b1504a" style:font-size-asian="12pt" style:font-weight-asian="normal" style:font-size-complex="12pt" style:font-weight-complex="normal"/>
    </style:style>
    <style:style style:name="P116" style:family="paragraph" style:parent-style-name="Preformatted_20_Text">
      <style:paragraph-properties fo:line-height="150%" fo:text-align="justify" style:justify-single-word="false"/>
      <style:text-properties fo:font-variant="normal" fo:text-transform="none" style:font-name="Courier New" fo:font-size="12pt" fo:letter-spacing="normal" fo:font-style="normal" fo:font-weight="normal" officeooo:rsid="00b1504a" officeooo:paragraph-rsid="00b1504a" style:font-size-asian="12pt" style:font-weight-asian="normal" style:font-size-complex="12pt" style:font-weight-complex="normal"/>
    </style:style>
    <style:style style:name="P117" style:family="paragraph" style:parent-style-name="Preformatted_20_Text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variant="normal" fo:text-transform="none" style:font-name="Courier New" fo:font-size="12pt" fo:letter-spacing="normal" fo:font-style="normal" fo:font-weight="normal" officeooo:rsid="00b1504a" style:font-size-asian="12pt" style:font-size-complex="12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weight="bold" style:font-weight-asian="bold" style:font-size-complex="12pt" style:font-weight-complex="bold"/>
    </style:style>
    <style:style style:name="T5" style:family="text">
      <style:text-properties fo:font-size="12pt" fo:font-weight="normal" style:font-weight-asian="normal" style:font-size-complex="12pt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officeooo:rsid="00b4e7d5" style:font-style-asian="italic" style:font-style-complex="italic"/>
    </style:style>
    <style:style style:name="T9" style:family="text">
      <style:text-properties fo:font-size="12pt" fo:font-weight="bold" style:font-weight-asian="normal" style:font-size-complex="12pt" style:font-weight-complex="normal"/>
    </style:style>
    <style:style style:name="T10" style:family="text">
      <style:text-properties fo:font-style="italic" officeooo:rsid="00bdb5a7" style:font-style-asian="italic" style:font-style-complex="italic"/>
    </style:style>
    <style:style style:name="T11" style:family="text">
      <style:text-properties officeooo:rsid="00c5776f"/>
    </style:style>
    <style:style style:name="T12" style:family="text">
      <style:text-properties fo:font-size="12pt" style:font-weight-asian="normal" style:font-size-complex="12pt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cbf348" style:font-style-asian="italic" style:font-style-complex="italic"/>
    </style:style>
    <style:style style:name="T15" style:family="text">
      <style:text-properties fo:font-style="italic" officeooo:rsid="00d2eda6" style:font-style-asian="italic" style:font-style-complex="italic"/>
    </style:style>
    <style:style style:name="T16" style:family="text">
      <style:text-properties fo:font-style="italic" officeooo:rsid="00d51dd8" style:font-style-asian="italic" style:font-style-complex="italic"/>
    </style:style>
    <style:style style:name="T17" style:family="text">
      <style:text-properties fo:font-style="italic" officeooo:rsid="00d78d1b" style:font-style-asian="italic" style:font-style-complex="italic"/>
    </style:style>
    <style:style style:name="T18" style:family="text">
      <style:text-properties fo:font-style="italic" officeooo:rsid="00dad7f3" style:font-style-asian="italic" style:font-style-complex="italic"/>
    </style:style>
    <style:style style:name="T19" style:family="text">
      <style:text-properties fo:font-style="italic" officeooo:rsid="00de86d8" style:font-style-asian="italic" style:font-style-complex="italic"/>
    </style:style>
    <style:style style:name="T20" style:family="text">
      <style:text-properties officeooo:rsid="0019a428"/>
    </style:style>
    <style:style style:name="T21" style:family="text">
      <style:text-properties officeooo:rsid="0029b268"/>
    </style:style>
    <style:style style:name="T22" style:family="text">
      <style:text-properties officeooo:rsid="002d51ba"/>
    </style:style>
    <style:style style:name="T23" style:family="text">
      <style:text-properties officeooo:rsid="00ebe684"/>
    </style:style>
    <style:style style:name="T24" style:family="text">
      <style:text-properties officeooo:rsid="001d92c9"/>
    </style:style>
    <style:style style:name="T25" style:family="text">
      <style:text-properties officeooo:rsid="00efcbdb"/>
    </style:style>
    <style:style style:name="T26" style:family="text">
      <style:text-properties officeooo:rsid="00a1cb8a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24e482" style:font-size-asian="14pt" style:font-weight-asian="bold" style:font-size-complex="14pt" style:font-weight-complex="bold"/>
    </style:style>
    <style:style style:name="T29" style:family="text">
      <style:text-properties officeooo:rsid="003fed0b"/>
    </style:style>
    <style:style style:name="T30" style:family="text">
      <style:text-properties officeooo:rsid="004a06b8"/>
    </style:style>
    <style:style style:name="T31" style:family="text">
      <style:text-properties style:font-name="Courier New" fo:font-style="normal" fo:font-weight="normal"/>
    </style:style>
    <style:style style:name="T32" style:family="text">
      <style:text-properties fo:color="#880000" loext:opacity="100%" style:font-name="Courier New" fo:font-style="normal" fo:font-weight="normal"/>
    </style:style>
    <style:style style:name="T33" style:family="text">
      <style:text-properties style:font-name="Courier New" fo:font-style="normal" fo:font-weight="normal" officeooo:rsid="008e8c28"/>
    </style:style>
    <style:style style:name="T34" style:family="text">
      <style:text-properties fo:color="#880000" loext:opacity="100%" style:font-name="Courier New" fo:font-style="normal" fo:font-weight="normal" officeooo:rsid="008e8c28"/>
    </style:style>
    <style:style style:name="T35" style:family="text">
      <style:text-properties officeooo:rsid="00407235"/>
    </style:style>
    <style:style style:name="T36" style:family="text">
      <style:text-properties officeooo:rsid="00415fd9"/>
    </style:style>
    <style:style style:name="T37" style:family="text">
      <style:text-properties officeooo:rsid="00491654"/>
    </style:style>
    <style:style style:name="T38" style:family="text">
      <style:text-properties style:font-name="Courier New" fo:font-style="normal" fo:font-weight="normal" officeooo:rsid="003c2c17"/>
    </style:style>
    <style:style style:name="T39" style:family="text">
      <style:text-properties fo:color="#000000" loext:opacity="100%" style:font-name="Courier New" fo:font-style="normal" fo:font-weight="normal"/>
    </style:style>
    <style:style style:name="T40" style:family="text">
      <style:text-properties fo:color="#000000" loext:opacity="100%" style:font-name="Courier New" fo:font-style="normal" fo:font-weight="normal" officeooo:rsid="003c2c17"/>
    </style:style>
    <style:style style:name="T41" style:family="text">
      <style:text-properties officeooo:rsid="0024e482"/>
    </style:style>
    <style:style style:name="T42" style:family="text">
      <style:text-properties officeooo:rsid="003fc0fd"/>
    </style:style>
    <style:style style:name="T43" style:family="text">
      <style:text-properties officeooo:rsid="0047f3a6"/>
    </style:style>
    <style:style style:name="T44" style:family="text">
      <style:text-properties style:font-name-asian="Liberation Mono" style:font-name-complex="Liberation Mono"/>
    </style:style>
    <style:style style:name="T45" style:family="text">
      <style:text-properties officeooo:rsid="00f8ca2f"/>
    </style:style>
    <style:style style:name="T46" style:family="text">
      <style:text-properties officeooo:rsid="00fac8b9"/>
    </style:style>
    <style:style style:name="T47" style:family="text">
      <style:text-properties officeooo:rsid="0043efde"/>
    </style:style>
    <style:style style:name="T48" style:family="text">
      <style:text-properties officeooo:rsid="00fcc03e"/>
    </style:style>
    <style:style style:name="T49" style:family="text">
      <style:text-properties officeooo:rsid="00446f68"/>
    </style:style>
    <style:style style:name="T50" style:family="text">
      <style:text-properties officeooo:rsid="00feadbd"/>
    </style:style>
    <style:style style:name="T51" style:family="text">
      <style:text-properties officeooo:rsid="0023bc08"/>
    </style:style>
    <style:style style:name="T52" style:family="text">
      <style:text-properties officeooo:rsid="004589c6"/>
    </style:style>
    <style:style style:name="T53" style:family="text">
      <style:text-properties officeooo:rsid="01008b34"/>
    </style:style>
    <style:style style:name="T54" style:family="text">
      <style:text-properties officeooo:rsid="01008d74"/>
    </style:style>
    <style:style style:name="T55" style:family="text">
      <style:text-properties officeooo:rsid="004589dc"/>
    </style:style>
    <style:style style:name="T56" style:family="text">
      <style:text-properties officeooo:rsid="00462c39"/>
    </style:style>
    <style:style style:name="T57" style:family="text">
      <style:text-properties officeooo:rsid="01023e55"/>
    </style:style>
    <style:style style:name="T58" style:family="text">
      <style:text-properties officeooo:rsid="0078c89c"/>
    </style:style>
    <style:style style:name="T59" style:family="text">
      <style:text-properties style:font-name="Courier New" fo:font-style="normal" fo:font-weight="normal" officeooo:rsid="009083e8"/>
    </style:style>
    <style:style style:name="T60" style:family="text">
      <style:text-properties fo:color="#880000" loext:opacity="100%" style:font-name="Courier New" fo:font-style="normal" fo:font-weight="normal" officeooo:rsid="009083e8"/>
    </style:style>
    <style:style style:name="T61" style:family="text">
      <style:text-properties officeooo:rsid="007dd1fc"/>
    </style:style>
    <style:style style:name="T62" style:family="text">
      <style:text-properties officeooo:rsid="007afe71"/>
    </style:style>
    <style:style style:name="T63" style:family="text">
      <style:text-properties style:font-name="Courier New" fo:font-style="normal" fo:font-weight="normal" officeooo:rsid="0021c438"/>
    </style:style>
    <style:style style:name="T64" style:family="text">
      <style:text-properties fo:color="#880000" loext:opacity="100%"/>
    </style:style>
    <style:style style:name="T65" style:family="text">
      <style:text-properties officeooo:rsid="00aa6c25"/>
    </style:style>
    <style:style style:name="T66" style:family="text">
      <style:text-properties officeooo:rsid="004bade1"/>
    </style:style>
    <style:style style:name="T67" style:family="text">
      <style:text-properties fo:font-style="normal" fo:font-weight="normal"/>
    </style:style>
    <style:style style:name="T68" style:family="text">
      <style:text-properties fo:color="#880000" loext:opacity="100%" fo:font-style="normal" fo:font-weight="normal"/>
    </style:style>
    <style:style style:name="T69" style:family="text">
      <style:text-properties fo:font-style="normal" fo:font-weight="normal" officeooo:rsid="009ad19f"/>
    </style:style>
    <style:style style:name="T70" style:family="text">
      <style:text-properties fo:color="#880000" loext:opacity="100%" fo:font-style="normal" fo:font-weight="normal" officeooo:rsid="009ad19f"/>
    </style:style>
    <style:style style:name="T71" style:family="text">
      <style:text-properties fo:font-style="normal" fo:font-weight="normal" officeooo:rsid="009b2fab"/>
    </style:style>
    <style:style style:name="T72" style:family="text">
      <style:text-properties officeooo:rsid="004c155f"/>
    </style:style>
    <style:style style:name="T73" style:family="text">
      <style:text-properties style:font-name="Courier New" fo:font-style="normal" fo:font-weight="normal" officeooo:rsid="009ad19f"/>
    </style:style>
    <style:style style:name="T74" style:family="text">
      <style:text-properties fo:color="#880000" loext:opacity="100%" style:font-name="Courier New" fo:font-style="normal" fo:font-weight="normal" officeooo:rsid="009ad19f"/>
    </style:style>
    <style:style style:name="T75" style:family="text">
      <style:text-properties style:font-name="Courier New" fo:font-style="normal" fo:font-weight="normal" officeooo:rsid="009dd747"/>
    </style:style>
    <style:style style:name="T76" style:family="text">
      <style:text-properties fo:color="#78a960" loext:opacity="100%" style:font-name="Courier New" fo:font-style="normal" fo:font-weight="normal"/>
    </style:style>
    <style:style style:name="T77" style:family="text">
      <style:text-properties officeooo:rsid="004c8123"/>
    </style:style>
    <style:style style:name="T78" style:family="text">
      <style:text-properties officeooo:rsid="004c9032"/>
    </style:style>
    <style:style style:name="T79" style:family="text">
      <style:text-properties officeooo:rsid="004dd3ef"/>
    </style:style>
    <style:style style:name="T80" style:family="text">
      <style:text-properties officeooo:rsid="002b8ae1"/>
    </style:style>
    <style:style style:name="T81" style:family="text">
      <style:text-properties officeooo:rsid="004f59e3"/>
    </style:style>
    <style:style style:name="T82" style:family="text">
      <style:text-properties officeooo:rsid="00512fc6"/>
    </style:style>
    <style:style style:name="T83" style:family="text">
      <style:text-properties officeooo:rsid="0051f66b"/>
    </style:style>
    <style:style style:name="T84" style:family="text">
      <style:text-properties style:font-name="Courier New" fo:font-style="normal" fo:font-weight="normal" officeooo:rsid="009f3948"/>
    </style:style>
    <style:style style:name="T85" style:family="text">
      <style:text-properties fo:color="#880000" loext:opacity="100%" style:font-name="Courier New" fo:font-style="normal" fo:font-weight="normal" officeooo:rsid="009f3948"/>
    </style:style>
    <style:style style:name="T86" style:family="text">
      <style:text-properties officeooo:rsid="0052a4ab"/>
    </style:style>
    <style:style style:name="T87" style:family="text">
      <style:text-properties style:font-name="Courier New" fo:font-style="normal"/>
    </style:style>
    <style:style style:name="T88" style:family="text">
      <style:text-properties fo:color="#880000" loext:opacity="100%" style:font-name="Courier New" fo:font-style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FUNKCJONALNOŚCI</text:p>
      <text:p text:style-name="P2"/>
      <text:p text:style-name="P3"><text:span text:style-name="T1">1. </text:span>Funkcjonalności użytkownika</text:p>
      <text:p text:style-name="P3"/>
      <text:list text:style-name="L1">
        <text:list-item>
          <text:p text:style-name="P4"><text:span text:style-name="T2">Rejestracja konta </text:span>– Utworzenie konta z danymi: nickname, password, age, preferredGenresIdentifiers. Walidacja wieku, unikalność nickname, hasło haszowane (Bcrypt). <text:span text:style-name="T3">Endpoint</text:span>: POST /api/v1/auth/register</text:p>
        </text:list-item>
        <text:list-item>
          <text:p text:style-name="P5"><text:span text:style-name="T4">Logowanie do systemu </text:span><text:span text:style-name="T5">– </text:span>Logowanie z użyciem JWT (access token 15 min, refresh token 7 dni, HttpOnly cookies). Backend rozpoznaje rolę (USER / ADMIN). <text:span text:style-name="T3">Endpoint</text:span>: POST /api/v1/auth/login</text:p>
        </text:list-item>
        <text:list-item>
          <text:p text:style-name="P5"><text:span text:style-name="T6">Odświeżanie tokenu / Wylogowanie </text:span><text:span text:style-name="T7">- </text:span>Odświeżanie tokenu oraz bezpieczne wylogowanie (unieważnienie refresh tokena i usunięcie cookie). <text:span text:style-name="T3">Endpoint</text:span><text:span text:style-name="T8">y</text:span>: POST /api/v1/auth/refresh, POST /api/v1/auth/logout</text:p>
        </text:list-item>
        <text:list-item>
          <text:p text:style-name="P5"><text:span text:style-name="T4">Przegląd kolekcji płyt DVD </text:span><text:span text:style-name="T5">– </text:span>Dostęp do listy filmów z informacją o dostępności, możliwością filtrowania (tytuł, opis, gatunek). <text:span text:style-name="T3">Endpoint</text:span>: GET /api/v1/dvd</text:p>
        </text:list-item>
        <text:list-item>
          <text:p text:style-name="P5"><text:span text:style-name="T9">Szczegóły płyty DVD - </text:span>Pełne metadane płyty: tytuł, gatunki, opis, reżyser, rok wydania, czas trwania, liczba kopii, cena za dzień, URL plakatu, data dodania. <text:span text:style-name="T3">Endpoint</text:span>: GET /api/v1/dvd/{id}</text:p>
        </text:list-item>
        <text:list-item>
          <text:p text:style-name="P5"><text:span text:style-name="T4">Żądanie rezerwacji płyty </text:span><text:span text:style-name="T5">– </text:span>Użytkownik składa rezerwację podając zakres dat i liczbę kopii. Rezerwacja trafia do statusu PENDING i wymaga akceptacji admina. System wykrywa konflikty i sprawdza dostępność. <text:span text:style-name="T3">Endpoint</text:span>: POST /api/v1/reservations/new</text:p>
        </text:list-item>
        <text:list-item>
          <text:p text:style-name="P4"><text:span text:style-name="T2">Żądanie zwrotu wypożyczonej płyty </text:span>– zgłoszenie chęci zwrotu wypożyczonego tytułu.</text:p>
        </text:list-item>
        <text:list-item>
          <text:p text:style-name="P5"><text:span text:style-name="T9">Podgląd aktywnych rezerwacji i wypożyczeń </text:span><text:span text:style-name="T5">- </text:span>Użytkownik przegląda swoje rezerwacje i aktywne wypożyczenia; filtracja po statusach. <text:span text:style-name="T3">Endpoint</text:span><text:span text:style-name="T10">y</text:span>: GET /api/v1/reservations (osobiste), GET /api/v1/rentals (osobiste)</text:p>
        </text:list-item>
        <text:list-item>
          <text:p text:style-name="P5"><text:span text:style-name="T9">Anulowanie rezerwacji </text:span><text:span text:style-name="T5">- </text:span>Użytkownik może anulować rezerwację w statusie PENDING. System zwalnia zarezerwowane kopie. <text:span text:style-name="T3">Endpoint</text:span>: POST /api/v1/reservations/{id}/cancel</text:p>
        </text:list-item>
        <text:list-item>
          <text:p text:style-name="P5"><text:span text:style-name="T9">Żądanie zwrotu wypożyczonej płyty </text:span><text:span text:style-name="T5">- </text:span>Użytkownik zgłasza chęć zwrotu aktywnego wypożyczenia; status zmienia się na RETURN_REQUESTED. <text:span text:style-name="T3">Endpoint</text:span>: POST /api/v1/rentals/{id}/return-request</text:p>
        </text:list-item>
        <text:list-item>
          <text:p text:style-name="P5"><text:soft-page-break/><text:span text:style-name="T9">Historia wypożyczeń </text:span><text:span text:style-name="T5">- </text:span>Lista wypożyczeń (z datami, kosztami, tytułami, returnDate). <text:span text:style-name="T11">Możliwe filtrowanie (wszystkie – null, historyczne – HISTORICAL).</text:span> <text:span text:style-name="T3">Endpoint</text:span>: GET /api/v1/rentals?filter=HISTORICAL</text:p>
        </text:list-item>
        <text:list-item>
          <text:p text:style-name="P6"><text:span text:style-name="T12">Historia rachunków / dokumentów PDF </text:span><text:span text:style-name="T5">- </text:span><text:span text:style-name="T7">Użytkownik ma dostęp do listy swoich dokumentów finansowych (rachunki/faktury/receipts) z linkiem do pobrania PDF. </text:span><text:span text:style-name="T13">Endpoint</text:span><text:span text:style-name="T7">: GET /api/v1/transactions</text:span></text:p>
        </text:list-item>
        <text:list-item>
          <text:p text:style-name="P5"><text:span text:style-name="T9">Rekomendacje filmowe </text:span><text:span text:style-name="T5">- </text:span>Personalizowane rekomendacje oparte o historię wypożyczeń, preferowane gatunki, wiek i popularność; rekomendacje zawierają powód (reason). <text:span text:style-name="T3">Endpoint</text:span>: GET /api/v1/user/recommendations</text:p>
        </text:list-item>
        <text:list-item>
          <text:p text:style-name="P5"><text:span text:style-name="T9">Profil użytkownika (edycja) </text:span><text:span text:style-name="T5">- </text:span>Możliwość edycji nickname, age, preferredGenresIdentifiers, password. Walidacja: co najmniej jedno pole wymagane w PATCH. <text:span text:style-name="T3">Endpoint</text:span><text:span text:style-name="T14">y</text:span>: GET /api/v1/user, PATCH /api/v1/user/edit</text:p>
        </text:list-item>
      </text:list>
      <text:p text:style-name="P7"/>
      <text:p text:style-name="P3"><text:span text:style-name="T1">2. </text:span>Funkcjonalności administratora</text:p>
      <text:p text:style-name="P8"/>
      <text:list text:style-name="L2">
        <text:list-item>
          <text:p text:style-name="P9"><text:span text:style-name="T4">Logowanie do panelu administracyjnego</text:span><text:span text:style-name="T5"> – </text:span>Wspólny panel logowania; admin uzyskuje dodatkowe uprawnienia przypisane w tokenie.</text:p>
        </text:list-item>
        <text:list-item>
          <text:p text:style-name="P9"><text:span text:style-name="T4">Zarządzanie rezerwacjami </text:span><text:span text:style-name="T5">– </text:span>Przegląd wszystkich rezerwacji (system-wide), filtrowanie, akceptacja/odrzucenie. Akceptacja powoduje utworzenie wypożyczenia, zmniejszenie dostępnych kopii i powiadomienie użytkownika. <text:span text:style-name="T3">Endpoint</text:span><text:span text:style-name="T15">y</text:span>: GET /api/v1/reservations/all, POST /api/v1/reservations/{id}/accept, POST /api/v1/reservations/{id}/decline</text:p>
        </text:list-item>
        <text:list-item>
          <text:p text:style-name="P9"><text:span text:style-name="T4">Zarządzanie zwrotami </text:span><text:span text:style-name="T5">– </text:span>Przegląd żądań zwrotów, akceptacja (obliczenie ewentualnych kar, wygenerowanie dokumentu) lub odrzucenie. Akceptacja kończy wypożyczenie i zwiększa dostępne kopie. <text:span text:style-name="T3">Endpoint</text:span><text:span text:style-name="T16">y</text:span>: GET /api/v1/rentals/return-requests, POST /api/v1/rentals/{id}/return-accept, POST /api/v1/rentals/{id}/return-decline</text:p>
        </text:list-item>
        <text:list-item>
          <text:p text:style-name="P9"><text:span text:style-name="T9">Generowanie rachunków / dokumentów PDF </text:span><text:span text:style-name="T5">- </text:span>Tworzenie dokumentów zgodnych z polskimi standardami (iText5), strategia pozwalająca na różne formaty (invoice/receipt). Automatyczne naliczanie opłat i kar. <text:span text:style-name="T3">Endpoint</text:span><text:span text:style-name="T17">y</text:span>: GET /api/v1/transactions/all, POST /api/v1/transactions/bill/{id}</text:p>
        </text:list-item>
        <text:list-item>
          <text:p text:style-name="P10"><text:soft-page-break/><text:span text:style-name="T9">Dodawanie / edycja / usuwanie DVD </text:span><text:span text:style-name="T5">- </text:span>Pełne CRUD dla obiektów DVD (admin). Walidacja danych (gatunki istnieją, wartości dodatnie). <text:span text:style-name="T3">Endpoint</text:span><text:span text:style-name="T18">y</text:span>: POST /api/v1/dvd/create, PATCH /api/v1/dvd/{id}/edit, DELETE /api/v1/dvd/{id}</text:p>
        </text:list-item>
        <text:list-item>
          <text:p text:style-name="P11"><text:span text:style-name="T9">Zarządzanie gatunkami filmowymi </text:span><text:span text:style-name="T5">- </text:span>Dodawanie i usuwanie gatunków z walidacją unikalności; przy usuwaniu kontroli zależności (niemozliwe usunięcie gdy przypisane DVD). <text:span text:style-name="T3">Endpoint</text:span><text:span text:style-name="T19">y</text:span>: POST /api/v1/genres/create, DELETE /api/v1/genres/{id}/delete</text:p>
        </text:list-item>
        <text:list-item>
          <text:p text:style-name="P9"><text:span text:style-name="T9">Historia rachunków (system-wide) </text:span><text:span text:style-name="T5">- </text:span>Pełny wgląd w wszystkie dokumenty i transakcje. <text:span text:style-name="T3">Endpoint</text:span>: GET /api/v1/transactions/all</text:p>
        </text:list-item>
      </text:list>
      <text:p text:style-name="P12"/>
      <text:p text:style-name="P13">3. Sugerowane widoki frontendowe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Nazwa widoku</text:p>
          </table:table-cell>
          <table:table-cell table:style-name="Table1.A1" office:value-type="string">
            <text:p text:style-name="P16">Ś<text:span text:style-name="T20">cieżka</text:span></text:p>
          </table:table-cell>
          <table:table-cell table:style-name="Table1.A1" office:value-type="string">
            <text:p text:style-name="P15">Opis</text:p>
          </table:table-cell>
          <table:table-cell table:style-name="Table1.A1" office:value-type="string">
            <text:p text:style-name="P15">Sugerowany element UI</text:p>
          </table:table-cell>
          <table:table-cell table:style-name="Table1.E1" office:value-type="string">
            <text:p text:style-name="P17">Poziom dostępu</text:p>
          </table:table-cell>
        </table:table-row>
        <table:table-row table:style-name="Table1.2">
          <table:table-cell table:style-name="Table1.A2" office:value-type="string">
            <text:p text:style-name="P18">Logowanie / Rejestracja</text:p>
          </table:table-cell>
          <table:table-cell table:style-name="Table1.A2" office:value-type="string">
            <text:p text:style-name="P19">/auth</text:p>
          </table:table-cell>
          <table:table-cell table:style-name="Table1.A2" office:value-type="string">
            <text:p text:style-name="P19">Wspólny panel logowania i rejestracji; backend rozpoznaje rolę</text:p>
          </table:table-cell>
          <table:table-cell table:style-name="Table1.A2" office:value-type="string">
            <text:p text:style-name="P19">Formularz logowania/rejestracji, obsługa błędów, przekierowanie po roli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 table:style-name="Table1.3">
          <table:table-cell table:style-name="Table1.A2" office:value-type="string">
            <text:p text:style-name="P18">Lista płyt DVD</text:p>
          </table:table-cell>
          <table:table-cell table:style-name="Table1.A2" office:value-type="string">
            <text:p text:style-name="P21">/dvds</text:p>
          </table:table-cell>
          <table:table-cell table:style-name="Table1.A2" office:value-type="string">
            <text:p text:style-name="P21">Przegląd kolekcji filmów z filtrem</text:p>
          </table:table-cell>
          <table:table-cell table:style-name="Table1.A2" office:value-type="string">
            <text:p text:style-name="P21">Karty z tytułami i dostępnością; przycisk „Dodaj nową płytę” (admin)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 table:style-name="Table1.4">
          <table:table-cell table:style-name="Table1.A2" office:value-type="string">
            <text:p text:style-name="P22">Szczegóły płyty</text:p>
          </table:table-cell>
          <table:table-cell table:style-name="Table1.A2" office:value-type="string">
            <text:p text:style-name="P23">/dvds/:id</text:p>
          </table:table-cell>
          <table:table-cell table:style-name="Table1.A2" office:value-type="string">
            <text:p text:style-name="P23">Wyświetlenie szczegółów filmu</text:p>
          </table:table-cell>
          <table:table-cell table:style-name="Table1.A2" office:value-type="string">
            <text:p text:style-name="P23">Okładka, opis, przycisk „Zarezerwuj”; przycisk „Edytuj” dla admina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24">Profil użytkownika</text:p>
          </table:table-cell>
          <table:table-cell table:style-name="Table1.A2" office:value-type="string">
            <text:p text:style-name="P23">/profile</text:p>
          </table:table-cell>
          <table:table-cell table:style-name="Table1.A2" office:value-type="string">
            <text:p text:style-name="P23">Edycja danych i preferencji</text:p>
          </table:table-cell>
          <table:table-cell table:style-name="Table1.A2" office:value-type="string">
            <text:p text:style-name="P23">Formularz z polami nickname, age, password, wybór gatunków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 table:style-name="Table1.6">
          <table:table-cell table:style-name="Table1.A2" office:value-type="string">
            <text:p text:style-name="P24">Historia wypożyczeń</text:p>
          </table:table-cell>
          <table:table-cell table:style-name="Table1.A2" office:value-type="string">
            <text:p text:style-name="P25">/user/rentals-history</text:p>
          </table:table-cell>
          <table:table-cell table:style-name="Table1.A2" office:value-type="string">
            <text:p text:style-name="P25">Zakończone wypożyczenia</text:p>
          </table:table-cell>
          <table:table-cell table:style-name="Table1.A2" office:value-type="string">
            <text:p text:style-name="P25">Tabela: tytuł, data wypożyczenia, koszt</text:p>
          </table:table-cell>
          <table:table-cell table:style-name="Table1.E2" office:value-type="string">
            <text:p text:style-name="P20">Użytkownik / Administrator</text:p>
          </table:table-cell>
        </table:table-row>
        <text:soft-page-break/>
        <table:table-row table:style-name="Table1.7">
          <table:table-cell table:style-name="Table1.A2" office:value-type="string">
            <text:p text:style-name="P26">Aktualne rezerwacje</text:p>
          </table:table-cell>
          <table:table-cell table:style-name="Table1.A2" office:value-type="string">
            <text:p text:style-name="P25">/<text:span text:style-name="T21">user/active-reservations</text:span></text:p>
          </table:table-cell>
          <table:table-cell table:style-name="Table1.A2" office:value-type="string">
            <text:p text:style-name="P27">Lista aktywnych rezerwacji</text:p>
          </table:table-cell>
          <table:table-cell table:style-name="Table1.A2" office:value-type="string">
            <text:p text:style-name="P27">Tabela: tytuł, daty, status</text:p>
          </table:table-cell>
          <table:table-cell table:style-name="Table1.E2" office:value-type="string">
            <text:p text:style-name="P28">Użytkownik / Administrator</text:p>
          </table:table-cell>
        </table:table-row>
        <table:table-row>
          <table:table-cell table:style-name="Table1.A2" office:value-type="string">
            <text:p text:style-name="P24">Rezerwacje i wypożyczenia</text:p>
          </table:table-cell>
          <table:table-cell table:style-name="Table1.A2" office:value-type="string">
            <text:p text:style-name="P29">/user/reservations</text:p>
          </table:table-cell>
          <table:table-cell table:style-name="Table1.A2" office:value-type="string">
            <text:p text:style-name="P25">Lista <text:span text:style-name="T22">historycznych/aktualnych</text:span> wypożyczeń</text:p>
          </table:table-cell>
          <table:table-cell table:style-name="Table1.A2" office:value-type="string">
            <text:p text:style-name="P25">Tabela: tytuł, daty, status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24">Żądanie zwrotu</text:p>
          </table:table-cell>
          <table:table-cell table:style-name="Table1.A2" office:value-type="string">
            <text:p text:style-name="P25">/user/returns</text:p>
          </table:table-cell>
          <table:table-cell table:style-name="Table1.A2" office:value-type="string">
            <text:p text:style-name="P25">Formularz zgłoszenia zwrotu</text:p>
          </table:table-cell>
          <table:table-cell table:style-name="Table1.A2" office:value-type="string">
            <text:p text:style-name="P25">Lista aktywnych wypożyczeń z przyciskiem „Zwróć”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24">Rekomendacje filmowe</text:p>
          </table:table-cell>
          <table:table-cell table:style-name="Table1.A2" office:value-type="string">
            <text:p text:style-name="P29">/recommendations</text:p>
          </table:table-cell>
          <table:table-cell table:style-name="Table1.A2" office:value-type="string">
            <text:p text:style-name="P25">Sugestie tytułów</text:p>
          </table:table-cell>
          <table:table-cell table:style-name="Table1.A2" office:value-type="string">
            <text:p text:style-name="P25">Karty z filmami rekomendowanymi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24">Historia rachunków</text:p>
          </table:table-cell>
          <table:table-cell table:style-name="Table1.A2" office:value-type="string">
            <text:p text:style-name="P25">/user/invoices</text:p>
          </table:table-cell>
          <table:table-cell table:style-name="Table1.A2" office:value-type="string">
            <text:p text:style-name="P25">Lista faktur / <text:span text:style-name="T23">paragonów </text:span>PDF</text:p>
          </table:table-cell>
          <table:table-cell table:style-name="Table1.A2" office:value-type="string">
            <text:p text:style-name="P25">Tabela: data, koszt, przycisk „Pobierz PDF”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24">Wylogowanie</text:p>
          </table:table-cell>
          <table:table-cell table:style-name="Table1.A2" office:value-type="string">
            <text:p text:style-name="P25">—</text:p>
          </table:table-cell>
          <table:table-cell table:style-name="Table1.A2" office:value-type="string">
            <text:p text:style-name="P25">Usunięcie tokenów i przekierowanie <text:span text:style-name="T24">do panelu logowania</text:span></text:p>
          </table:table-cell>
          <table:table-cell table:style-name="Table1.A2" office:value-type="string">
            <text:p text:style-name="P25">Przycisk w menu</text:p>
          </table:table-cell>
          <table:table-cell table:style-name="Table1.E2" office:value-type="string">
            <text:p text:style-name="P20">Użytkownik / Administrator</text:p>
          </table:table-cell>
        </table:table-row>
        <table:table-row>
          <table:table-cell table:style-name="Table1.A2" office:value-type="string">
            <text:p text:style-name="P30">Panel rezerwacji</text:p>
          </table:table-cell>
          <table:table-cell table:style-name="Table1.A2" office:value-type="string">
            <text:p text:style-name="P31">/admin/reservations</text:p>
          </table:table-cell>
          <table:table-cell table:style-name="Table1.A2" office:value-type="string">
            <text:p text:style-name="P31">Przegląd i akceptacja rezerwacji</text:p>
          </table:table-cell>
          <table:table-cell table:style-name="Table1.A2" office:value-type="string">
            <text:p text:style-name="P31">Tabela z przyciskami „Akceptuj” / „Odrzuć”</text:p>
          </table:table-cell>
          <table:table-cell table:style-name="Table1.E2" office:value-type="string">
            <text:p text:style-name="P32">Administrator</text:p>
          </table:table-cell>
        </table:table-row>
        <table:table-row table:style-name="Table1.14">
          <table:table-cell table:style-name="Table1.A2" office:value-type="string">
            <text:p text:style-name="P33">Panel zwrotów</text:p>
          </table:table-cell>
          <table:table-cell table:style-name="Table1.A2" office:value-type="string">
            <text:p text:style-name="P34">/admin/returns</text:p>
          </table:table-cell>
          <table:table-cell table:style-name="Table1.A2" office:value-type="string">
            <text:p text:style-name="P31">Obsługa zwrotów i generowanie rachunków</text:p>
          </table:table-cell>
          <table:table-cell table:style-name="Table1.A2" office:value-type="string">
            <text:p text:style-name="P31">Tabela zwrotów, <text:span text:style-name="T25">akcje</text:span></text:p>
          </table:table-cell>
          <table:table-cell table:style-name="Table1.E2" office:value-type="string">
            <text:p text:style-name="P32">Administrator</text:p>
          </table:table-cell>
        </table:table-row>
        <table:table-row>
          <table:table-cell table:style-name="Table1.A2" office:value-type="string">
            <text:p text:style-name="P33">Historia rachunków</text:p>
          </table:table-cell>
          <table:table-cell table:style-name="Table1.A2" office:value-type="string">
            <text:p text:style-name="P31">/admin/invoices</text:p>
          </table:table-cell>
          <table:table-cell table:style-name="Table1.A2" office:value-type="string">
            <text:p text:style-name="P31">Wszystkie wystawione faktury PDF</text:p>
          </table:table-cell>
          <table:table-cell table:style-name="Table1.A2" office:value-type="string">
            <text:p text:style-name="P31">Tabela: użytkownik, film, data, przycisk „Podgląd”</text:p>
          </table:table-cell>
          <table:table-cell table:style-name="Table1.E2" office:value-type="string">
            <text:p text:style-name="P32">Administrator</text:p>
          </table:table-cell>
        </table:table-row>
        <table:table-row>
          <table:table-cell table:style-name="Table1.A2" office:value-type="string">
            <text:p text:style-name="P33">Podgląd faktury PDF</text:p>
          </table:table-cell>
          <table:table-cell table:style-name="Table1.A2" office:value-type="string">
            <text:p text:style-name="P31">/admin/invoices/:id</text:p>
          </table:table-cell>
          <table:table-cell table:style-name="Table1.A2" office:value-type="string">
            <text:p text:style-name="P31">Podgląd wybranego PDF</text:p>
          </table:table-cell>
          <table:table-cell table:style-name="Table1.A2" office:value-type="string">
            <text:p text:style-name="P31">Osadzony widok dokumentu</text:p>
          </table:table-cell>
          <table:table-cell table:style-name="Table1.E2" office:value-type="string">
            <text:p text:style-name="P32">Administrator</text:p>
          </table:table-cell>
        </table:table-row>
        <table:table-row>
          <table:table-cell table:style-name="Table1.A2" office:value-type="string">
            <text:p text:style-name="P35">Przegląd gatunków filmowych</text:p>
          </table:table-cell>
          <table:table-cell table:style-name="Table1.A2" office:value-type="string">
            <text:p text:style-name="P31">/<text:span text:style-name="T26">admin/genres</text:span></text:p>
          </table:table-cell>
          <table:table-cell table:style-name="Table1.A2" office:value-type="string">
            <text:p text:style-name="P36">Przegląd wszystkich gatunków filmowych</text:p>
          </table:table-cell>
          <table:table-cell table:style-name="Table1.A2" office:value-type="string">
            <text:p text:style-name="P36">Tabela + przyciski dodaj/usuń</text:p>
          </table:table-cell>
          <table:table-cell table:style-name="Table1.E2" office:value-type="string">
            <text:p text:style-name="P37">Administrator</text:p>
          </table:table-cell>
        </table:table-row>
      </table:table>
      <text:p text:style-name="P38"/>
      <text:p text:style-name="P38"/>
      <text:p text:style-name="P39"><text:soft-page-break/><text:span text:style-name="T27">4. Formaty DTO </text:span><text:span text:style-name="T28">(JSON Schemas)</text:span></text:p>
      <text:p text:style-name="P40"/>
      <text:p text:style-name="P41">4.1. Żądania wykonania czynności</text:p>
      <text:p text:style-name="P41"/>
      <text:p text:style-name="P42">4.1.1. Rejestracja nowego konta <text:span text:style-name="T29">(/api/v1/auth/register - </text:span><text:span text:style-name="T30">POST</text:span><text:span text:style-name="T29">)</text:span></text:p>
      <text:p text:style-name="P43"/>
      <text:p text:style-name="P44">{</text:p>
      <text:p text:style-name="P45"><text:s text:c="2"/><text:span text:style-name="T31">"nickname": </text:span><text:span text:style-name="T32">"FilmLover99"</text:span><text:span text:style-name="T31">,</text:span></text:p>
      <text:p text:style-name="P45"><text:s text:c="2"/><text:span text:style-name="T31">"age": </text:span><text:span text:style-name="T32">24</text:span><text:span text:style-name="T31">,</text:span></text:p>
      <text:p text:style-name="P45"><text:s text:c="2"/><text:span text:style-name="T31">"preferredGenres</text:span><text:span text:style-name="T33">Identifiers</text:span><text:span text:style-name="T31">": [</text:span><text:span text:style-name="T34">1,10,21,37</text:span><text:span text:style-name="T31">],</text:span></text:p>
      <text:p text:style-name="P45"><text:s text:c="2"/><text:span text:style-name="T31">"password": </text:span><text:span text:style-name="T32">"Serduszko223"</text:span></text:p>
      <text:p text:style-name="P46">}</text:p>
      <text:p text:style-name="P42"/>
      <text:p text:style-name="P42">4.1.2. Logowanie na istniejące konto <text:span text:style-name="T35">(/api/v1/auth/login - </text:span><text:span text:style-name="T30">POST</text:span><text:span text:style-name="T35">)</text:span></text:p>
      <text:p text:style-name="P42"/>
      <text:p text:style-name="P47">{</text:p>
      <text:p text:style-name="P48"><text:s text:c="2"/><text:span text:style-name="T31">"nickname": </text:span><text:span text:style-name="T32">"FilmLover99"</text:span><text:span text:style-name="T31">,</text:span></text:p>
      <text:p text:style-name="P48"><text:s text:c="2"/><text:span text:style-name="T31">"password": </text:span><text:span text:style-name="T32">"Serduszko223"</text:span></text:p>
      <text:p text:style-name="P49">}</text:p>
      <text:p text:style-name="P42"/>
      <text:p text:style-name="P50">4.1.3. Edycja danych użytkownika <text:span text:style-name="T36">(/api/v1/user/edit - </text:span><text:span text:style-name="T37">PATCH</text:span><text:span text:style-name="T36">)</text:span></text:p>
      <text:p text:style-name="P50"/>
      <text:p text:style-name="P51">Minimum 1 pole z obowiązkowych pól musi być obecne w obiekcie.</text:p>
      <text:p text:style-name="P50"/>
      <text:p text:style-name="P52">{</text:p>
      <text:p text:style-name="P53"><text:s text:c="2"/><text:span text:style-name="T31">"nickname": </text:span><text:span text:style-name="T32">"FilmLover99"</text:span><text:span text:style-name="T31">, // </text:span><text:span text:style-name="T38">optional</text:span></text:p>
      <text:p text:style-name="P53"><text:s text:c="2"/><text:span text:style-name="T31">"age": </text:span><text:span text:style-name="T32">24</text:span><text:span text:style-name="T31">, // </text:span><text:span text:style-name="T38">optional</text:span></text:p>
      <text:p text:style-name="P54"><text:s text:c="2"/><text:span text:style-name="T31">"preferredGenres</text:span><text:span text:style-name="T33">Identifiers</text:span><text:span text:style-name="T31">": [</text:span><text:span text:style-name="T34">1,10,21,37</text:span><text:span text:style-name="T31">], // </text:span><text:span text:style-name="T38">optional</text:span></text:p>
      <text:p text:style-name="P53"><text:s text:c="2"/><text:span text:style-name="T31">"password": </text:span><text:span text:style-name="T32">"Serduszko223" </text:span><text:span text:style-name="T39">// </text:span><text:span text:style-name="T40">optional</text:span></text:p>
      <text:p text:style-name="P55">}</text:p>
      <text:p text:style-name="P56"/>
      <text:p text:style-name="P56"/>
      <text:p text:style-name="P56"/>
      <text:p text:style-name="P56"/>
      <text:p text:style-name="P56"/>
      <text:p text:style-name="P56"/>
      <text:p text:style-name="P42"><text:soft-page-break/>4.1.<text:span text:style-name="T41">4.</text:span> Żądanie rezerwacji płyty DVD <text:span text:style-name="T42">(/api/v1/rentals/dvd/{id}/request - </text:span><text:span text:style-name="T43">POST</text:span><text:span text:style-name="T42">)</text:span></text:p>
      <text:p text:style-name="P42"/>
      <text:p text:style-name="P57">{</text:p>
      <text:p text:style-name="P58"><text:span text:style-name="T44">  "dvdId": 101,</text:span></text:p>
      <text:p text:style-name="P59"><text:s text:c="2"/><text:span text:style-name="T31">"rentalStart": </text:span><text:span text:style-name="T32">"2025-10-06T10:00:00Z"</text:span><text:span text:style-name="T31">,</text:span></text:p>
      <text:p text:style-name="P59"><text:s text:c="2"/><text:span text:style-name="T31">"rentalEnd": </text:span><text:span text:style-name="T32">"2025-10-13T10:00:00Z"</text:span><text:span text:style-name="T31">,</text:span></text:p>
      <text:p text:style-name="P59"><text:s text:c="2"/><text:span text:style-name="T31">"count" : </text:span><text:span text:style-name="T32">1</text:span></text:p>
      <text:p text:style-name="P60">}</text:p>
      <text:p text:style-name="P60"/>
      <text:p text:style-name="P61">4.1.<text:span text:style-name="T45">5.</text:span> Anulowanie rezerwacji (/api/v1/reservations/id/cancel - POST)</text:p>
      <text:p text:style-name="P62"/>
      <text:p text:style-name="P63">Brak wymaganego obiektu JSON.</text:p>
      <text:p text:style-name="P63"/>
      <text:p text:style-name="P42">4.1.<text:span text:style-name="T46">6</text:span>. Akceptacja żądania rezerwacji płyty DVD (administrator) <text:span text:style-name="T47">(/api/v1/admin/rentals/request/{id}/accept – </text:span><text:span text:style-name="T43">POST</text:span><text:span text:style-name="T47">)</text:span></text:p>
      <text:p text:style-name="P42"/>
      <text:p text:style-name="P64">Brak wymaganego obiektu JSON.</text:p>
      <text:p text:style-name="P42"/>
      <text:p text:style-name="P65">4.1.<text:span text:style-name="T48">7</text:span>. Odrzucenie żądania rezerwacji płyty DVD (administrator) <text:span text:style-name="T47">(/api/v1/admin/rentals/request/{id}/</text:span><text:span text:style-name="T49">decline – </text:span><text:span text:style-name="T43">POST</text:span><text:span text:style-name="T47">)</text:span></text:p>
      <text:p text:style-name="P65"/>
      <text:p text:style-name="P66">Brak wymaganego obiektu JSON.</text:p>
      <text:p text:style-name="P42"/>
      <text:p text:style-name="P67">4.1.<text:span text:style-name="T50">8</text:span>. Żą<text:span text:style-name="T51">danie zwrotu wypożyczonej płyty DVD </text:span><text:span text:style-name="T42">(/api/v1/rentals/{id}/</text:span><text:span text:style-name="T52">return-</text:span><text:span text:style-name="T42">request – </text:span><text:span text:style-name="T43">POST</text:span><text:span text:style-name="T42">)</text:span></text:p>
      <text:p text:style-name="P67"/>
      <text:p text:style-name="P68">Brak wymaganego obiektu JSON.</text:p>
      <text:p text:style-name="P42"/>
      <text:p text:style-name="P69">4.1.<text:span text:style-name="T53">9</text:span>. Akceptacja żądania zwrotu wypożyczonej płyty DVD (administrator) <text:span text:style-name="T52">(/api/v1/admin/rentals/return-request/{id}/accept – </text:span><text:span text:style-name="T43">POST</text:span><text:span text:style-name="T52">)</text:span></text:p>
      <text:p text:style-name="P69"/>
      <text:p text:style-name="P70">Brak wymaganego obiektu JSON.</text:p>
      <text:p text:style-name="P69"/>
      <text:p text:style-name="P69"/>
      <text:p text:style-name="P69"/>
      <text:p text:style-name="P71"><text:soft-page-break/>4.1.<text:span text:style-name="T54">10</text:span>. Odrzucenie żądania zwrotu wypożyczonej płyty DVD (administrator) <text:span text:style-name="T52">(/api/v1/admin/rentals/return-request/{id}/</text:span><text:span text:style-name="T55">decline – </text:span><text:span text:style-name="T43">POST</text:span><text:span text:style-name="T52">)</text:span></text:p>
      <text:p text:style-name="P71"/>
      <text:p text:style-name="P72">Brak wymaganego obiektu JSON.</text:p>
      <text:p text:style-name="P72"/>
      <text:p text:style-name="P73">4.1.10. Pobieranie faktury/paragonu w formacie PDF <text:span text:style-name="T56">(/api/v1/</text:span><text:span text:style-name="T57">transactions</text:span><text:span text:style-name="T56">/</text:span><text:span text:style-name="T57">bill/</text:span><text:span text:style-name="T56">{id} – </text:span><text:span text:style-name="T43">GET</text:span><text:span text:style-name="T56">)</text:span></text:p>
      <text:p text:style-name="P73"/>
      <text:p text:style-name="P74">Brak wymaganego obiektu JSON.</text:p>
      <text:p text:style-name="P74"/>
      <text:p text:style-name="P75">4.1.11. Dodanie nowej płyty DVD (/api/v1/dvd/<text:span text:style-name="T58">create – POST</text:span>)</text:p>
      <text:p text:style-name="P76"/>
      <text:p text:style-name="P77">Minimum 1 pole z obowiązkowych pól musi być obecne w obiekcie.</text:p>
      <text:p text:style-name="P76"/>
      <text:p text:style-name="P78">{</text:p>
      <text:p text:style-name="P79"><text:s text:c="2"/><text:span text:style-name="T31">"title": </text:span><text:span text:style-name="T32">"Matrix"</text:span><text:span text:style-name="T31">,</text:span></text:p>
      <text:p text:style-name="P79"><text:s text:c="2"/><text:span text:style-name="T31">"genres</text:span><text:span text:style-name="T59">Identifiers</text:span><text:span text:style-name="T31">": [</text:span><text:span text:style-name="T60">1,10</text:span><text:span text:style-name="T31">],</text:span></text:p>
      <text:p text:style-name="P79"><text:s text:c="2"/><text:span text:style-name="T31">"releaseYear": </text:span><text:span text:style-name="T32">1999</text:span><text:span text:style-name="T31">,</text:span></text:p>
      <text:p text:style-name="P79"><text:s text:c="2"/><text:span text:style-name="T31">"directors": [</text:span><text:span text:style-name="T32">"Lana Wachowski"</text:span><text:span text:style-name="T31">, </text:span><text:span text:style-name="T32">"Lilly Wachowski"</text:span><text:span text:style-name="T31">],</text:span></text:p>
      <text:p text:style-name="P79"><text:s text:c="2"/><text:span text:style-name="T31">"description": </text:span><text:span text:style-name="T32">"Neo odkrywa prawdę o rzeczywistości i staje do walki z systemem."</text:span><text:span text:style-name="T31">,</text:span></text:p>
      <text:p text:style-name="P79"><text:s text:c="2"/><text:span text:style-name="T31">"durationMinutes": </text:span><text:span text:style-name="T32">136</text:span><text:span text:style-name="T31">,</text:span></text:p>
      <text:p text:style-name="P79"><text:s text:c="2"/><text:span text:style-name="T31">"copiesAvailable": </text:span><text:span text:style-name="T32">5</text:span><text:span text:style-name="T31">,</text:span></text:p>
      <text:p text:style-name="P79"><text:s text:c="2"/><text:span text:style-name="T31">"rentalPricePerDay": </text:span><text:span text:style-name="T32">4.00</text:span><text:span text:style-name="T31">,</text:span></text:p>
      <text:p text:style-name="P79"><text:span text:style-name="T31">"posterImage": </text:span><text:span text:style-name="T32">"data:image/jpeg;base64,/9j/4AAQSkZJRgABAQEASABIAAD..."</text:span></text:p>
      <text:p text:style-name="P80">}</text:p>
      <text:p text:style-name="P76"/>
      <text:p text:style-name="P81">4.1.1<text:span text:style-name="T61">2</text:span>. Edycja wybranej płyty DVD (/api/v1/dvd/<text:span text:style-name="T62">{id}/</text:span>edit – PATCH)</text:p>
      <text:p text:style-name="P81"/>
      <text:p text:style-name="P82">{</text:p>
      <text:p text:style-name="P83"><text:s text:c="2"/><text:span text:style-name="T31">"title": </text:span><text:span text:style-name="T32">"Matrix"</text:span><text:span text:style-name="T31">,</text:span><text:span text:style-name="T63"> // </text:span><text:span text:style-name="T38">optional</text:span></text:p>
      <text:p text:style-name="P84"><text:s text:c="2"/><text:span text:style-name="T31">"genres</text:span><text:span text:style-name="T59">Identifiers</text:span><text:span text:style-name="T31">": [</text:span><text:span text:style-name="T60">1,10</text:span><text:span text:style-name="T31">],</text:span><text:span text:style-name="T63"> // </text:span><text:span text:style-name="T38">optional</text:span></text:p>
      <text:p text:style-name="P83"><text:s text:c="2"/><text:span text:style-name="T31">"releaseYear": </text:span><text:span text:style-name="T32">1999</text:span><text:span text:style-name="T31">,</text:span><text:span text:style-name="T63"> // </text:span><text:span text:style-name="T38">optional</text:span></text:p>
      <text:p text:style-name="P83"><text:s text:c="2"/><text:span text:style-name="T31">"directors": [</text:span><text:span text:style-name="T32">"Lana Wachowski"</text:span><text:span text:style-name="T31">, </text:span><text:span text:style-name="T32">"Lilly Wachowski"</text:span><text:span text:style-name="T31">],</text:span><text:span text:style-name="T63"> // </text:span><text:span text:style-name="T38">optional</text:span></text:p>
      <text:p text:style-name="P83"><text:soft-page-break/><text:s text:c="2"/><text:span text:style-name="T31">"description": </text:span><text:span text:style-name="T32">"Neo odkrywa prawdę o rzeczywistości i staje do walki z systemem."</text:span><text:span text:style-name="T31">,</text:span><text:span text:style-name="T63"> // </text:span><text:span text:style-name="T38">optional</text:span></text:p>
      <text:p text:style-name="P83"><text:s text:c="2"/><text:span text:style-name="T31">"durationMinutes": </text:span><text:span text:style-name="T32">136</text:span><text:span text:style-name="T31">,</text:span><text:span text:style-name="T63"> // </text:span><text:span text:style-name="T38">optional</text:span></text:p>
      <text:p text:style-name="P83"><text:s text:c="2"/><text:span text:style-name="T31">"copiesAvailable": </text:span><text:span text:style-name="T32">5</text:span><text:span text:style-name="T31">,</text:span><text:span text:style-name="T63"> // </text:span><text:span text:style-name="T38">optional</text:span></text:p>
      <text:p text:style-name="P83"><text:s text:c="2"/><text:span text:style-name="T31">"rentalPricePerDay": </text:span><text:span text:style-name="T32">4.00</text:span><text:span text:style-name="T31">,</text:span><text:span text:style-name="T63"> // </text:span><text:span text:style-name="T38">optional</text:span></text:p>
      <text:p text:style-name="P83"><text:span text:style-name="T31">"posterImage": </text:span><text:span text:style-name="T32">"data:image/jpeg;base64,/9j/4AAQSkZJRgABAQEASABIAAD..."</text:span><text:span text:style-name="T31">, </text:span><text:span text:style-name="T63"><text:s/>// </text:span><text:span text:style-name="T38">optional</text:span></text:p>
      <text:p text:style-name="P85">}</text:p>
      <text:p text:style-name="P85"/>
      <text:p text:style-name="P86">4.1.13. Dodanie nowego gatunku filmowego (/api/v1/genres/create – POST)</text:p>
      <text:p text:style-name="P86"/>
      <text:p text:style-name="P87">{</text:p>
      <text:p text:style-name="P88">"name": <text:span text:style-name="T64">"Sci-fi"</text:span></text:p>
      <text:p text:style-name="P88">}</text:p>
      <text:p text:style-name="P89"/>
      <text:p text:style-name="P90">4.1.1<text:span text:style-name="T65">4</text:span>. Usunięcie wybranego gatunku filmowego (/api/v1/genres/{id}/delete - DELETE)</text:p>
      <text:p text:style-name="P91"/>
      <text:p text:style-name="P91">Brak wymaganego obiektu JSON.</text:p>
      <text:p text:style-name="P91"/>
      <text:p text:style-name="P41">4.2. Odpowiedzi</text:p>
      <text:p text:style-name="P41"/>
      <text:p text:style-name="P92">4.2.1. Lista płyt DVD <text:span text:style-name="T66">(/api/v1/dvd – GET)</text:span></text:p>
      <text:p text:style-name="P93"/>
      <text:p text:style-name="P94">[</text:p>
      <text:p text:style-name="P95"><text:s text:c="2"/><text:span text:style-name="T67">{</text:span></text:p>
      <text:p text:style-name="P95"><text:s text:c="4"/><text:span text:style-name="T67">"id": </text:span><text:span text:style-name="T68">120</text:span><text:span text:style-name="T67">,</text:span></text:p>
      <text:p text:style-name="P95"><text:s text:c="4"/><text:span text:style-name="T67">"title": </text:span><text:span text:style-name="T68">"Incepcja"</text:span><text:span text:style-name="T67">,</text:span></text:p>
      <text:p text:style-name="P96"><text:s text:c="4"/><text:span text:style-name="T67">"genre</text:span><text:span text:style-name="T69">s</text:span><text:span text:style-name="T67">": </text:span><text:span text:style-name="T69">[</text:span><text:span text:style-name="T68">"Sci-Fi", "</text:span><text:span text:style-name="T70">Action</text:span><text:span text:style-name="T68">"</text:span><text:span text:style-name="T70">]</text:span><text:span text:style-name="T67">,</text:span></text:p>
      <text:p text:style-name="P95"><text:s text:c="4"/><text:span text:style-name="T67">"status”: "AVALAIBLE"</text:span></text:p>
      <text:p text:style-name="P95"><text:s text:c="2"/><text:span text:style-name="T67">},</text:span></text:p>
      <text:p text:style-name="P95"><text:s text:c="2"/><text:span text:style-name="T67">{</text:span></text:p>
      <text:p text:style-name="P95"><text:s text:c="4"/><text:span text:style-name="T67">"id": 124,</text:span></text:p>
      <text:p text:style-name="P95"><text:s text:c="4"/><text:span text:style-name="T67">"title": "Powrót do przyszłości",</text:span></text:p>
      <text:p text:style-name="P95"><text:s text:c="4"/><text:span text:style-name="T67">"genre</text:span><text:span text:style-name="T71">s</text:span><text:span text:style-name="T67">": </text:span><text:span text:style-name="T71">[</text:span><text:span text:style-name="T67">"Sci-Fi"</text:span><text:span text:style-name="T71">]</text:span><text:span text:style-name="T67">,</text:span></text:p>
      <text:p text:style-name="P95"><text:soft-page-break/><text:s text:c="4"/><text:span text:style-name="T67">"status”: </text:span><text:span text:style-name="T68">"AVALAIBLE"</text:span></text:p>
      <text:p text:style-name="P95"><text:s text:c="2"/><text:span text:style-name="T67">}</text:span></text:p>
      <text:p text:style-name="P97">]</text:p>
      <text:p text:style-name="P98"/>
      <text:p text:style-name="P92">4.2.2. Szczegóły wybranej płyty DVD <text:span text:style-name="T72">(/api/v1/dvd/{id} - GET)</text:span></text:p>
      <text:p text:style-name="P92"/>
      <text:p text:style-name="P94">{</text:p>
      <text:p text:style-name="P99"><text:s text:c="2"/><text:span text:style-name="T31">"id": </text:span><text:span text:style-name="T32">101</text:span><text:span text:style-name="T31">,</text:span></text:p>
      <text:p text:style-name="P99"><text:s text:c="2"/><text:span text:style-name="T31">"title": </text:span><text:span text:style-name="T32">"Matrix"</text:span><text:span text:style-name="T31">,</text:span></text:p>
      <text:p text:style-name="P100"><text:s text:c="2"/><text:span text:style-name="T31">"genre</text:span><text:span text:style-name="T73">s</text:span><text:span text:style-name="T31">": </text:span><text:span text:style-name="T73">[</text:span><text:span text:style-name="T32">"Sci-Fi", "</text:span><text:span text:style-name="T74">Action</text:span><text:span text:style-name="T32">"</text:span><text:span text:style-name="T74">]</text:span><text:span text:style-name="T31">,</text:span></text:p>
      <text:p text:style-name="P99"><text:s text:c="2"/><text:span text:style-name="T31">"releaseYear": </text:span><text:span text:style-name="T32">1999</text:span><text:span text:style-name="T31">,</text:span></text:p>
      <text:p text:style-name="P99"><text:s text:c="2"/><text:span text:style-name="T31">"director</text:span><text:span text:style-name="T75">s</text:span><text:span text:style-name="T31">": </text:span><text:span text:style-name="T32">"Lana Wachowski, Lilly Wachowski"</text:span><text:span text:style-name="T31">,</text:span></text:p>
      <text:p text:style-name="P99"><text:s text:c="2"/><text:span text:style-name="T31">"description": </text:span><text:span text:style-name="T32">"Neo odkrywa prawdę o rzeczywistości i staje do walki z systemem, który kontroluje ludzi."</text:span><text:span text:style-name="T31">,</text:span></text:p>
      <text:p text:style-name="P99"><text:s text:c="2"/><text:span text:style-name="T31">"durationMinutes": </text:span><text:span text:style-name="T32">136</text:span><text:span text:style-name="T31">,</text:span></text:p>
      <text:p text:style-name="P99"><text:s text:c="2"/><text:span text:style-name="T31">"available": </text:span><text:span text:style-name="T76">true</text:span><text:span text:style-name="T31">,</text:span></text:p>
      <text:p text:style-name="P99"><text:s text:c="2"/><text:span text:style-name="T31">"copiesAvailable": </text:span><text:span text:style-name="T32">5</text:span><text:span text:style-name="T31">,</text:span></text:p>
      <text:p text:style-name="P99"><text:s text:c="2"/><text:span text:style-name="T31">"rentalPricePerDay": </text:span><text:span text:style-name="T32">4.00</text:span><text:span text:style-name="T31">,</text:span></text:p>
      <text:p text:style-name="P99"><text:s text:c="2"/><text:span text:style-name="T31">"posterUrl": </text:span><text:span text:style-name="T32">"https://api.example.com/images/dvds/matrix.jpg"</text:span><text:span text:style-name="T31">,</text:span></text:p>
      <text:p text:style-name="P99"><text:s text:c="2"/><text:span text:style-name="T31">"addedAt": </text:span><text:span text:style-name="T32">"2025-09-01T14:00:00Z"</text:span></text:p>
      <text:p text:style-name="P97">}</text:p>
      <text:p text:style-name="P92"/>
      <text:p text:style-name="P92">4.2.3. Dane użytkownika <text:span text:style-name="T77">(/api/v1/user - GET)</text:span></text:p>
      <text:p text:style-name="P92"/>
      <text:p text:style-name="P94">{</text:p>
      <text:p text:style-name="P99"><text:s text:c="2"/><text:span text:style-name="T31">"nickname": </text:span><text:span text:style-name="T32">"FilmLover99"</text:span><text:span text:style-name="T31">,</text:span></text:p>
      <text:p text:style-name="P99"><text:s text:c="2"/><text:span text:style-name="T31">"age": </text:span><text:span text:style-name="T32">24</text:span><text:span text:style-name="T31">,</text:span></text:p>
      <text:p text:style-name="P99"><text:s text:c="2"/><text:span text:style-name="T31">"preferredGenres": [</text:span><text:span text:style-name="T32">"Komedia"</text:span><text:span text:style-name="T31">, </text:span><text:span text:style-name="T32">"Sci-Fi"</text:span><text:span text:style-name="T31">, </text:span><text:span text:style-name="T32">"Akcja"</text:span><text:span text:style-name="T31">],</text:span></text:p>
      <text:p text:style-name="P97">}</text:p>
      <text:p text:style-name="P92"/>
      <text:p text:style-name="P92"/>
      <text:p text:style-name="P92"/>
      <text:p text:style-name="P92"/>
      <text:p text:style-name="P101"/>
      <text:p text:style-name="P92"><text:soft-page-break/>4.2.4. Lista historii wypożyczeń <text:span text:style-name="T78">(/api/v1/</text:span><text:span text:style-name="T79">rentals/history – GET)</text:span></text:p>
      <text:p text:style-name="P92"/>
      <text:p text:style-name="P102">[</text:p>
      <text:p text:style-name="P103"><text:s text:c="2"/><text:span text:style-name="T31">{</text:span></text:p>
      <text:p text:style-name="P103"><text:s text:c="4"/><text:span text:style-name="T31">"id": </text:span><text:span text:style-name="T32">501</text:span><text:span text:style-name="T31">,</text:span></text:p>
      <text:p text:style-name="P103"><text:s text:c="4"/><text:span text:style-name="T31">"dvdTitle": </text:span><text:span text:style-name="T32">"Matrix"</text:span><text:span text:style-name="T31">,</text:span></text:p>
      <text:p text:style-name="P103"><text:s text:c="4"/><text:span text:style-name="T31">"rentalStart": </text:span><text:span text:style-name="T32">"2025-09-01T10:00:00Z"</text:span><text:span text:style-name="T31">,</text:span></text:p>
      <text:p text:style-name="P103"><text:s text:c="4"/><text:span text:style-name="T31">"rentalEnd": </text:span><text:span text:style-name="T32">"2025-09-08T10:00:00Z"</text:span><text:span text:style-name="T31">,</text:span></text:p>
      <text:p text:style-name="P103"><text:s text:c="4"/><text:span text:style-name="T31">"returnDate": </text:span><text:span text:style-name="T32">"2025-09-17T09:59:00Z"</text:span><text:span text:style-name="T31">,</text:span></text:p>
      <text:p text:style-name="P103"><text:s text:c="4"/><text:span text:style-name="T31">"totalCost": </text:span><text:span text:style-name="T32">28.00</text:span><text:span text:style-name="T31">,</text:span></text:p>
      <text:p text:style-name="P103"><text:s text:c="4"/><text:span text:style-name="T31">"status": </text:span><text:span text:style-name="T32">"COMPLETED"</text:span></text:p>
      <text:p text:style-name="P103"><text:s text:c="2"/><text:span text:style-name="T31">},</text:span></text:p>
      <text:p text:style-name="P103"><text:s text:c="2"/><text:span text:style-name="T31">{</text:span></text:p>
      <text:p text:style-name="P103"><text:s text:c="4"/><text:span text:style-name="T31">"id": </text:span><text:span text:style-name="T32">502</text:span><text:span text:style-name="T31">,</text:span></text:p>
      <text:p text:style-name="P103"><text:s text:c="4"/><text:span text:style-name="T31">"dvdTitle": </text:span><text:span text:style-name="T32">"Interstellar"</text:span><text:span text:style-name="T31">,</text:span></text:p>
      <text:p text:style-name="P103"><text:s text:c="4"/><text:span text:style-name="T31">"rentalStart": </text:span><text:span text:style-name="T32">"2025-09-10T10:00:00Z"</text:span><text:span text:style-name="T31">,</text:span></text:p>
      <text:p text:style-name="P103"><text:s text:c="4"/><text:span text:style-name="T31">"rentalEnd": </text:span><text:span text:style-name="T32">"2025-09-17T10:00:00Z"</text:span><text:span text:style-name="T31">,</text:span></text:p>
      <text:p text:style-name="P103"><text:s text:c="4"/><text:span text:style-name="T31">"returnDate": </text:span><text:span text:style-name="T32">"2025-09-17T09:59:00Z"</text:span><text:span text:style-name="T31">,</text:span></text:p>
      <text:p text:style-name="P103"><text:s text:c="4"/><text:span text:style-name="T31">"totalCost": </text:span><text:span text:style-name="T32">35.00</text:span><text:span text:style-name="T31">,</text:span></text:p>
      <text:p text:style-name="P103"><text:s text:c="4"/><text:span text:style-name="T31">"status": </text:span><text:span text:style-name="T32">"COMPLETED"</text:span></text:p>
      <text:p text:style-name="P103"><text:s text:c="2"/><text:span text:style-name="T31">}</text:span></text:p>
      <text:p text:style-name="P104">]</text:p>
      <text:p text:style-name="P104"/>
      <text:p text:style-name="P92">4.2.5. <text:span text:style-name="T80">Lista aktywnych rezerwacji </text:span><text:span text:style-name="T81">(/api/v1/reservations - GET)</text:span></text:p>
      <text:p text:style-name="P92"/>
      <text:p text:style-name="P94">[</text:p>
      <text:p text:style-name="P99"><text:s text:c="2"/><text:span text:style-name="T31">{</text:span></text:p>
      <text:p text:style-name="P99"><text:s text:c="4"/><text:span text:style-name="T31">"id": </text:span><text:span text:style-name="T32">304</text:span><text:span text:style-name="T31">,</text:span></text:p>
      <text:p text:style-name="P99"><text:s text:c="4"/><text:span text:style-name="T31">"dvdId": </text:span><text:span text:style-name="T32">101</text:span><text:span text:style-name="T31">,</text:span></text:p>
      <text:p text:style-name="P99"><text:s text:c="4"/><text:span text:style-name="T31">"dvdTitle": </text:span><text:span text:style-name="T32">"Matrix"</text:span><text:span text:style-name="T31">,</text:span></text:p>
      <text:p text:style-name="P99"><text:s text:c="4"/><text:span text:style-name="T31">"rentalStart": </text:span><text:span text:style-name="T32">"2025-10-06T10:00:00Z"</text:span><text:span text:style-name="T31">,</text:span></text:p>
      <text:p text:style-name="P99"><text:s text:c="4"/><text:span text:style-name="T31">"rentalEnd": </text:span><text:span text:style-name="T32">"2025-10-13T10:00:00Z"</text:span><text:span text:style-name="T31">,</text:span></text:p>
      <text:p text:style-name="P99"><text:s text:c="4"/><text:span text:style-name="T31">"status": </text:span><text:span text:style-name="T32">"ACTIVE"</text:span><text:span text:style-name="T31">,</text:span></text:p>
      <text:p text:style-name="P99"><text:soft-page-break/><text:s text:c="4"/><text:span text:style-name="T31">"createdAt": </text:span><text:span text:style-name="T32">"2025-10-05T12:00:00Z"</text:span><text:span text:style-name="T31">,</text:span></text:p>
      <text:p text:style-name="P99"><text:s text:c="4"/><text:span text:style-name="T31">"approvedByAdmin": </text:span><text:span text:style-name="T76">true</text:span></text:p>
      <text:p text:style-name="P99"><text:s text:c="2"/><text:span text:style-name="T31">},</text:span></text:p>
      <text:p text:style-name="P99"><text:s text:c="2"/><text:span text:style-name="T31">{</text:span></text:p>
      <text:p text:style-name="P99"><text:s text:c="4"/><text:span text:style-name="T31">"id": </text:span><text:span text:style-name="T32">305</text:span><text:span text:style-name="T31">,</text:span></text:p>
      <text:p text:style-name="P99"><text:s text:c="4"/><text:span text:style-name="T31">"dvdId": </text:span><text:span text:style-name="T32">120</text:span><text:span text:style-name="T31">,</text:span></text:p>
      <text:p text:style-name="P99"><text:s text:c="4"/><text:span text:style-name="T31">"dvdTitle": </text:span><text:span text:style-name="T32">"Incepcja"</text:span><text:span text:style-name="T31">,</text:span></text:p>
      <text:p text:style-name="P99"><text:s text:c="4"/><text:span text:style-name="T31">"rentalStart": </text:span><text:span text:style-name="T32">"2025-10-09T09:00:00Z"</text:span><text:span text:style-name="T31">,</text:span></text:p>
      <text:p text:style-name="P99"><text:s text:c="4"/><text:span text:style-name="T31">"rentalEnd": </text:span><text:span text:style-name="T32">"2025-10-16T09:00:00Z"</text:span><text:span text:style-name="T31">,</text:span></text:p>
      <text:p text:style-name="P99"><text:s text:c="4"/><text:span text:style-name="T31">"status": </text:span><text:span text:style-name="T32">"ACTIVE"</text:span><text:span text:style-name="T31">,</text:span></text:p>
      <text:p text:style-name="P99"><text:s text:c="4"/><text:span text:style-name="T31">"createdAt": </text:span><text:span text:style-name="T32">"2025-10-08T15:20:00Z"</text:span><text:span text:style-name="T31">,</text:span></text:p>
      <text:p text:style-name="P99"><text:s text:c="4"/><text:span text:style-name="T31">"approvedByAdmin": </text:span><text:span text:style-name="T76">true</text:span></text:p>
      <text:p text:style-name="P99"><text:s text:c="2"/><text:span text:style-name="T31">}</text:span></text:p>
      <text:p text:style-name="P97">]</text:p>
      <text:p text:style-name="P92"/>
      <text:p text:style-name="P105">4.2.6. Lista rekomendacji wypożyczeń <text:span text:style-name="T82">(/api/v1/user/</text:span><text:span text:style-name="T83">rental/</text:span><text:span text:style-name="T82">recommendations - GET)</text:span></text:p>
      <text:p text:style-name="P105"/>
      <text:p text:style-name="P106">[</text:p>
      <text:p text:style-name="P107"><text:s text:c="2"/><text:span text:style-name="T31">{</text:span></text:p>
      <text:p text:style-name="P107"><text:s text:c="4"/><text:span text:style-name="T31">"id": </text:span><text:span text:style-name="T32">120</text:span><text:span text:style-name="T31">,</text:span></text:p>
      <text:p text:style-name="P107"><text:s text:c="4"/><text:span text:style-name="T31">"title": </text:span><text:span text:style-name="T32">"Incepcja"</text:span><text:span text:style-name="T31">,</text:span></text:p>
      <text:p text:style-name="P107"><text:s text:c="4"/><text:span text:style-name="T31">"genre</text:span><text:span text:style-name="T84">s</text:span><text:span text:style-name="T31">": </text:span><text:span text:style-name="T84">[</text:span><text:span text:style-name="T32">"Sci-Fi"</text:span><text:span text:style-name="T85">]</text:span><text:span text:style-name="T31">,</text:span></text:p>
      <text:p text:style-name="P107"><text:s text:c="4"/><text:span text:style-name="T31">"reason": </text:span><text:span text:style-name="T32">"Podobny gatunek do wcześniej wypożyczonych filmów"</text:span><text:span text:style-name="T31">,</text:span></text:p>
      <text:p text:style-name="P107"><text:s text:c="4"/><text:span text:style-name="T31">"status”: "AVALAIBLE"</text:span></text:p>
      <text:p text:style-name="P107"><text:s text:c="2"/><text:span text:style-name="T31">},</text:span></text:p>
      <text:p text:style-name="P107"><text:s text:c="2"/><text:span text:style-name="T31">{</text:span></text:p>
      <text:p text:style-name="P107"><text:s text:c="4"/><text:span text:style-name="T31">"id": 124,</text:span></text:p>
      <text:p text:style-name="P107"><text:s text:c="4"/><text:span text:style-name="T31">"title": "Powrót do przyszłości",</text:span></text:p>
      <text:p text:style-name="P107"><text:s text:c="4"/><text:span text:style-name="T31">"genre</text:span><text:span text:style-name="T84">s</text:span><text:span text:style-name="T31">": </text:span><text:span text:style-name="T84">[</text:span><text:span text:style-name="T31">"Sci-Fi"</text:span><text:span text:style-name="T84">]</text:span><text:span text:style-name="T31">,</text:span></text:p>
      <text:p text:style-name="P107"><text:s text:c="4"/><text:span text:style-name="T31">"reason": "Popularny wśród użytkowników w wieku 20–30 lat",</text:span></text:p>
      <text:p text:style-name="P107"><text:s text:c="4"/><text:span text:style-name="T31">"status”: </text:span><text:span text:style-name="T32">"AVALAIBLE"</text:span></text:p>
      <text:p text:style-name="P107"><text:s text:c="2"/><text:span text:style-name="T31">}</text:span></text:p>
      <text:p text:style-name="P108">]</text:p>
      <text:p text:style-name="P109"><text:soft-page-break/>4.2.7. Lista rachunków <text:span text:style-name="T86">(/api/v1/receipts – GET)</text:span></text:p>
      <text:p text:style-name="P109"/>
      <text:p text:style-name="P110">[</text:p>
      <text:p text:style-name="P111">{</text:p>
      <text:p text:style-name="P112"><text:s text:c="2"/><text:span text:style-name="T87">"invoiceId": </text:span><text:span text:style-name="T88">9001</text:span><text:span text:style-name="T87">,</text:span></text:p>
      <text:p text:style-name="P112"><text:s text:c="2"/><text:span text:style-name="T87">"rentalId": </text:span><text:span text:style-name="T88">304</text:span><text:span text:style-name="T87">,</text:span></text:p>
      <text:p text:style-name="P112"><text:s text:c="2"/><text:span text:style-name="T87">"userId": </text:span><text:span text:style-name="T88">12</text:span><text:span text:style-name="T87">,</text:span></text:p>
      <text:p text:style-name="P112"><text:s text:c="2"/><text:span text:style-name="T87">"userNickname": </text:span><text:span text:style-name="T88">"FilmLover99"</text:span><text:span text:style-name="T87">,</text:span></text:p>
      <text:p text:style-name="P112"><text:s text:c="2"/><text:span text:style-name="T87">"dvdTitle": </text:span><text:span text:style-name="T88">"Matrix"</text:span><text:span text:style-name="T87">,</text:span></text:p>
      <text:p text:style-name="P112"><text:s text:c="2"/><text:span text:style-name="T87">"rentalPeriodDays": </text:span><text:span text:style-name="T88">7</text:span><text:span text:style-name="T87">,</text:span></text:p>
      <text:p text:style-name="P112"><text:s text:c="2"/><text:span text:style-name="T87">"pricePerDay": </text:span><text:span text:style-name="T88">4.00</text:span><text:span text:style-name="T87">,</text:span></text:p>
      <text:p text:style-name="P112"><text:s text:c="2"/><text:span text:style-name="T87">"lateFee": </text:span><text:span text:style-name="T88">0.00</text:span><text:span text:style-name="T87">,</text:span></text:p>
      <text:p text:style-name="P112"><text:s text:c="2"/><text:span text:style-name="T87">"totalAmount": </text:span><text:span text:style-name="T88">28.00</text:span><text:span text:style-name="T87">,</text:span></text:p>
      <text:p text:style-name="P112"><text:s text:c="2"/><text:span text:style-name="T87">"generatedAt": </text:span><text:span text:style-name="T88">"2025-10-13T11:30:00Z"</text:span><text:span text:style-name="T87">,</text:span></text:p>
      <text:p text:style-name="P112"><text:s text:c="2"/><text:span text:style-name="T87">"pdfUrl": </text:span><text:span text:style-name="T88">"https://api.example.com/invoices/9001/download"</text:span></text:p>
      <text:p text:style-name="P113">}</text:p>
      <text:p text:style-name="P110">]</text:p>
      <text:p text:style-name="P110"/>
      <text:p text:style-name="P114">4.2.8. Lista gatunków filmowych (/api/v1/genres – GET)</text:p>
      <text:p text:style-name="P115"/>
      <text:p text:style-name="P116">[</text:p>
      <text:p text:style-name="P117">{</text:p>
      <text:p text:style-name="P117">"id": <text:span text:style-name="T64">1</text:span>,</text:p>
      <text:p text:style-name="P117">"name": <text:span text:style-name="T64">"Sci-fi"</text:span></text:p>
      <text:p text:style-name="P117">},</text:p>
      <text:p text:style-name="P117">{</text:p>
      <text:p text:style-name="P117">"id": <text:span text:style-name="T64">2</text:span>,</text:p>
      <text:p text:style-name="P117">"name": <text:span text:style-name="T64">"Action"</text:span></text:p>
      <text:p text:style-name="P117">}</text:p>
      <text:p text:style-name="P117">]</text:p>
      <text:p text:style-name="P1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Narrow" svg:font-family="'Arial Narrow'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23:11:26.426351000</meta:creation-date>
    <dc:date>2025-10-14T02:39:39.668569000</dc:date>
    <meta:editing-duration>PT15H12M24S</meta:editing-duration>
    <meta:editing-cycles>240</meta:editing-cycles>
    <meta:generator>LibreOffice/25.2.3.2$MacOSX_AARCH64 LibreOffice_project/bbb074479178df812d175f709636b368952c2ce3</meta:generator>
    <meta:document-statistic meta:table-count="1" meta:image-count="0" meta:object-count="0" meta:page-count="12" meta:paragraph-count="309" meta:word-count="1339" meta:character-count="12238" meta:non-whitespace-character-count="10869"/>
  </office:meta>
</office:document-meta>
</file>